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6.77037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.0"/>
          <table:table-cell office:value-type="float" office:value="2841.0"/>
          <table:table-cell office:value-type="float" office:value="7157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3099"/>
          <table:table-cell office:value-type="float" office:value="0.061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24.0"/>
          <table:table-cell office:value-type="float" office:value="2841.0"/>
          <table:table-cell office:value-type="float" office:value="715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19006"/>
          <table:table-cell office:value-type="float" office:value="1.434"/>
          <table:table-cell office:value-type="float" office:value="1.37"/>
          <table:table-cell office:value-type="float" office:value="71136.0"/>
          <table:table-cell office:value-type="float" office:value="0.0"/>
          <table:table-cell office:value-type="float" office:value="101.0"/>
          <table:table-cell office:value-type="float" office:value="3967.0"/>
          <table:table-cell office:value-type="float" office:value="24.0"/>
          <table:table-cell office:value-type="float" office:value="2817.0"/>
          <table:table-cell office:value-type="float" office:value="7077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6.7327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2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0548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6386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6.76524"/>
          <table:table-cell office:value-type="float" office:value="0.072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12.0"/>
          <table:table-cell office:value-type="float" office:value="364.0"/>
          <table:table-cell office:value-type="float" office:value="24.0"/>
          <table:table-cell office:value-type="float" office:value="2841.0"/>
          <table:table-cell office:value-type="float" office:value="7169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17256"/>
          <table:table-cell office:value-type="float" office:value="0.47"/>
          <table:table-cell office:value-type="float" office:value="0.42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1884.0"/>
          <table:table-cell office:value-type="float" office:value="24.0"/>
          <table:table-cell office:value-type="float" office:value="2841.0"/>
          <table:table-cell office:value-type="float" office:value="7169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9725"/>
          <table:table-cell office:value-type="float" office:value="10.223"/>
          <table:table-cell office:value-type="float" office:value="10.16"/>
          <table:table-cell office:value-type="float" office:value="460600.0"/>
          <table:table-cell office:value-type="float" office:value="0.0"/>
          <table:table-cell office:value-type="float" office:value="319.0"/>
          <table:table-cell office:value-type="float" office:value="31604.0"/>
          <table:table-cell office:value-type="float" office:value="24.0"/>
          <table:table-cell office:value-type="float" office:value="2817.0"/>
          <table:table-cell office:value-type="float" office:value="7089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6.81187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844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0696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6.80028"/>
          <table:table-cell office:value-type="float" office:value="0.048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197.0"/>
          <table:table-cell office:value-type="float" office:value="24.0"/>
          <table:table-cell office:value-type="float" office:value="2841.0"/>
          <table:table-cell office:value-type="float" office:value="7162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3578"/>
          <table:table-cell office:value-type="float" office:value="0.065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34.0"/>
          <table:table-cell office:value-type="float" office:value="24.0"/>
          <table:table-cell office:value-type="float" office:value="2841.0"/>
          <table:table-cell office:value-type="float" office:value="7162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662"/>
          <table:table-cell office:value-type="float" office:value="3.952"/>
          <table:table-cell office:value-type="float" office:value="3.89"/>
          <table:table-cell office:value-type="float" office:value="191610.0"/>
          <table:table-cell office:value-type="float" office:value="0.0"/>
          <table:table-cell office:value-type="float" office:value="126.0"/>
          <table:table-cell office:value-type="float" office:value="8090.0"/>
          <table:table-cell office:value-type="float" office:value="24.0"/>
          <table:table-cell office:value-type="float" office:value="2817.0"/>
          <table:table-cell office:value-type="float" office:value="7082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